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7804" draw:fill-color="#ffbf00" draw:textarea-horizontal-align="justify" draw:textarea-vertical-align="middle" draw:auto-grow-height="false" fo:min-height="6.959cm" fo:min-width="7.145cm"/>
      <style:paragraph-properties style:writing-mode="lr-tb"/>
    </style:style>
    <style:style style:name="gr2" style:family="graphic" style:parent-style-name="standard">
      <style:graphic-properties svg:stroke-color="#b85c00" draw:fill-color="#ff972f" draw:textarea-horizontal-align="justify" draw:textarea-vertical-align="middle" draw:auto-grow-height="false" fo:min-height="5.396cm" fo:min-width="10.834cm"/>
      <style:paragraph-properties style:writing-mode="lr-tb"/>
    </style:style>
    <style:style style:name="gr3" style:family="graphic" style:parent-style-name="standard">
      <style:graphic-properties svg:stroke-color="#acb20c" draw:fill-color="#ffff6d" draw:textarea-horizontal-align="justify" draw:textarea-vertical-align="middle" draw:auto-grow-height="false" fo:min-height="5.63cm" fo:min-width="7.145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5.332cm" fo:min-width="11.757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4.845cm" fo:min-width="8.4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972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6d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77bc65"/>
      <style:paragraph-properties fo:text-align="center"/>
      <style:text-properties fo:font-weight="bold" fo:background-color="#ff5429" style:font-weight-asian="bold" style:font-weight-complex="bold"/>
    </style:style>
    <style:style style:name="P6" style:family="paragraph">
      <loext:graphic-properties draw:fill-color="#b4c7dc"/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7.785cm" svg:x="16.81cm" svg:y="0.245cm">
          <text:p text:style-name="P1"><text:span text:style-name="T1">Conférence scientifique</text:span></text:p>
          <text:p text:style-name="P1"><text:span text:style-name="T2">4 jours</text:span></text:p>
          <text:p text:style-name="P1"><text:span text:style-name="T2">En Anglais</text:span></text:p>
          <text:p text:style-name="P1"><text:span text:style-name="T2">~200 participants</text:span></text:p>
          <text:p text:style-name="P1"><text:span text:style-name="T2">~150 publications</text:span></text:p>
          <text:p text:style-name="P1"><text:span text:style-name="T2">4 keynotes</text:span></text:p>
          <text:p text:style-name="P1"><text:span text:style-name="T2">Workshops</text:span></text:p>
          <text:p text:style-name="P1"><text:span text:style-name="T2">Démos</text:span></text:p>
          <text:p text:style-name="P1"><text:span text:style-name="T2">Lightning talk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12.24cm" svg:height="6.096cm" svg:x="0.268cm" svg:y="4.071cm">
          <text:p text:style-name="P1"><text:span text:style-name="T1">Mini-festival</text:span></text:p>
          <text:p text:style-name="P1"><text:span text:style-name="T2">4 jours</text:span></text:p>
          <text:p text:style-name="P1"><text:span text:style-name="T2">Principalement gratuit</text:span></text:p>
          <text:p text:style-name="P1"><text:span text:style-name="T2">Art numérique</text:span></text:p>
          <text:p text:style-name="P1"><text:span text:style-name="T2">Musique actuelle</text:span></text:p>
          <text:p text:style-name="P1"><text:span text:style-name="T2">Musique électronique expérimentale</text:span></text:p>
          <text:p text:style-name="P1"><text:span text:style-name="T2">Musique contemporaine et exploratoi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8.255cm" svg:height="6.35cm" svg:x="28.326cm" svg:y="5.584cm">
          <text:p text:style-name="P1"><text:span text:style-name="T1">École d’été</text:span></text:p>
          <text:p text:style-name="P1"><text:span text:style-name="T2">4 jours</text:span></text:p>
          <text:p text:style-name="P1"><text:span text:style-name="T2">En Anglais</text:span></text:p>
          <text:p text:style-name="P1"><text:span text:style-name="T2">4 workshops gratuits</text:span></text:p>
          <text:p text:style-name="P1"><text:span text:style-name="T2">4 invités de haut vol</text:span></text:p>
          <text:p text:style-name="P1"><text:span text:style-name="T2">~20 participants </text:span></text:p>
          <text:p text:style-name="P1"><text:span text:style-name="T2">(niveau master/doctorat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13.237cm" svg:height="6.028cm" svg:x="18.21cm" svg:y="13.988cm">
          <text:p text:style-name="P1"><text:span text:style-name="T1">Ateliers et transmission</text:span></text:p>
          <text:p text:style-name="P1"><text:span text:style-name="T2">4 jours</text:span></text:p>
          <text:p text:style-name="P1"><text:span text:style-name="T2">En Français</text:span></text:p>
          <text:p text:style-name="P1"><text:span text:style-name="T2">À destination des scolaires et du public</text:span></text:p>
          <text:p text:style-name="P1"><text:span text:style-name="T2">Ateliers de création</text:span></text:p>
          <text:p text:style-name="P1"><text:span text:style-name="T2">Ateliers de technologie</text:span></text:p>
          <text:p text:style-name="P1"><text:span text:style-name="T2">Conférences de vulgarisation scientifiqu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9.621cm" svg:height="5.501cm" svg:x="5.062cm" svg:y="13.679cm">
          <text:p text:style-name="P1"><text:span text:style-name="T1">Mini-salon des entreprises</text:span></text:p>
          <text:p text:style-name="P1"><text:span text:style-name="T2">½ journées</text:span></text:p>
          <text:p text:style-name="P1"><text:span text:style-name="T2">Gratuit</text:span></text:p>
          <text:p text:style-name="P1"><text:span text:style-name="T2">Exposants du domaine</text:span></text:p>
          <text:p text:style-name="P1"><text:span text:style-name="T2">des technologies de la musique</text:span></text:p>
          <text:p text:style-name="P1"><text:span text:style-name="T2">et du s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8" draw:layer="layout" svg:width="11.94cm" svg:height="1.352cm" svg:x="14.046cm" svg:y="10.31cm">
          <draw:text-box>
            <text:p text:style-name="P7"><text:span text:style-name="T3">SMC-22 @ Saint-Étienne</text:span></text:p>
          </draw:text-box>
        </draw:frame>
        <draw:line draw:style-name="gr7" draw:text-style-name="P9" draw:layer="layout" svg:x1="20.906cm" svg:y1="7.997cm" svg:x2="20.525cm" svg:y2="9.648cm">
          <text:p/>
        </draw:line>
        <draw:line draw:style-name="gr7" draw:text-style-name="P9" draw:layer="layout" svg:x1="12.27cm" svg:y1="9.802cm" svg:x2="13.921cm" svg:y2="10.564cm">
          <text:p/>
        </draw:line>
        <draw:line draw:style-name="gr7" draw:text-style-name="P9" draw:layer="layout" svg:x1="14.286cm" svg:y1="13.893cm" svg:x2="15.683cm" svg:y2="12.369cm">
          <text:p/>
        </draw:line>
        <draw:line draw:style-name="gr7" draw:text-style-name="P9" draw:layer="layout" svg:x1="24.843cm" svg:y1="13.92cm" svg:x2="23.7cm" svg:y2="12.269cm">
          <text:p/>
        </draw:line>
        <draw:line draw:style-name="gr7" draw:text-style-name="P9" draw:layer="layout" svg:x1="28.326cm" svg:y1="10.029cm" svg:x2="26.294cm" svg:y2="10.66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6.83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09:40:57.115694267</meta:creation-date>
    <dc:date>2020-09-14T11:23:23.052420720</dc:date>
    <meta:editing-duration>PT1H29M40S</meta:editing-duration>
    <meta:editing-cycles>7</meta:editing-cycles>
    <meta:generator>LibreOffice/6.4.5.2$Linux_X86_64 LibreOffice_project/40$Build-2</meta:generator>
    <meta:document-statistic meta:object-count="11"/>
  </office:meta>
</office:document-meta>
</file>